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office:value-type="string" calcext:value-type="string">
            <text:p>移動自粛の解除（全国）</text:p>
          </table:table-cell>
          <table:table-cell table:number-columns-repeated="2"/>
          <table:table-cell table:style-name="ce9"/>
          <table:table-cell table:number-columns-repeated="5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99" calcext:value-type="float">
            <text:p>17799</text:p>
          </table:table-cell>
          <table:table-cell office:value-type="float" office:value="952" calcext:value-type="float">
            <text:p>952</text:p>
          </table:table-cell>
          <table:table-cell table:formula="of:=[.C154]-[.C153]" office:value-type="float" office:value="59" calcext:value-type="float">
            <text:p>59</text:p>
          </table:table-cell>
          <table:table-cell table:formula="of:=[.D154]-[.D153]" office:value-type="float" office:value="17" calcext:value-type="float">
            <text:p>17</text:p>
          </table:table-cell>
          <table:table-cell table:formula="of:=([.D154]/[.C154])*100" office:value-type="float" office:value="5.34861509073544" calcext:value-type="float">
            <text:p>5.3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7864" calcext:value-type="float">
            <text:p>17864</text:p>
          </table:table-cell>
          <table:table-cell office:value-type="float" office:value="953" calcext:value-type="float">
            <text:p>953</text:p>
          </table:table-cell>
          <table:table-cell table:formula="of:=[.C155]-[.C154]" office:value-type="float" office:value="65" calcext:value-type="float">
            <text:p>65</text:p>
          </table:table-cell>
          <table:table-cell table:formula="of:=[.D155]-[.D154]" office:value-type="float" office:value="1" calcext:value-type="float">
            <text:p>1</text:p>
          </table:table-cell>
          <table:table-cell table:formula="of:=([.D155]/[.C155])*100" office:value-type="float" office:value="5.33475145544111" calcext:value-type="float">
            <text:p>5.33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0-06-22" calcext:value-type="date">
            <text:p>2020-06-22</text:p>
          </table:table-cell>
          <table:table-cell office:value-type="float" office:value="17916" calcext:value-type="float">
            <text:p>17916</text:p>
          </table:table-cell>
          <table:table-cell office:value-type="float" office:value="953" calcext:value-type="float">
            <text:p>953</text:p>
          </table:table-cell>
          <table:table-cell table:formula="of:=[.C156]-[.C155]" office:value-type="float" office:value="52" calcext:value-type="float">
            <text:p>52</text:p>
          </table:table-cell>
          <table:table-cell table:formula="of:=[.D156]-[.D155]" office:value-type="float" office:value="0" calcext:value-type="float">
            <text:p>0</text:p>
          </table:table-cell>
          <table:table-cell table:formula="of:=([.D156]/[.C156])*100" office:value-type="float" office:value="5.31926769368163" calcext:value-type="float">
            <text:p>5.3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0-06-23" calcext:value-type="date">
            <text:p>2020-06-23</text:p>
          </table:table-cell>
          <table:table-cell office:value-type="float" office:value="17968" calcext:value-type="float">
            <text:p>17968</text:p>
          </table:table-cell>
          <table:table-cell office:value-type="float" office:value="955" calcext:value-type="float">
            <text:p>955</text:p>
          </table:table-cell>
          <table:table-cell table:formula="of:=[.C157]-[.C156]" office:value-type="float" office:value="52" calcext:value-type="float">
            <text:p>52</text:p>
          </table:table-cell>
          <table:table-cell table:formula="of:=[.D157]-[.D156]" office:value-type="float" office:value="2" calcext:value-type="float">
            <text:p>2</text:p>
          </table:table-cell>
          <table:table-cell table:formula="of:=([.D157]/[.C157])*100" office:value-type="float" office:value="5.31500445235975" calcext:value-type="float">
            <text:p>5.3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0-06-24" calcext:value-type="date">
            <text:p>2020-06-24</text:p>
          </table:table-cell>
          <table:table-cell office:value-type="float" office:value="18024" calcext:value-type="float">
            <text:p>18024</text:p>
          </table:table-cell>
          <table:table-cell office:value-type="float" office:value="963" calcext:value-type="float">
            <text:p>963</text:p>
          </table:table-cell>
          <table:table-cell table:formula="of:=[.C158]-[.C157]" office:value-type="float" office:value="56" calcext:value-type="float">
            <text:p>56</text:p>
          </table:table-cell>
          <table:table-cell table:formula="of:=[.D158]-[.D157]" office:value-type="float" office:value="8" calcext:value-type="float">
            <text:p>8</text:p>
          </table:table-cell>
          <table:table-cell table:formula="of:=([.D158]/[.C158])*100" office:value-type="float" office:value="5.34287616511318" calcext:value-type="float">
            <text:p>5.3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18110" calcext:value-type="float">
            <text:p>18110</text:p>
          </table:table-cell>
          <table:table-cell office:value-type="float" office:value="968" calcext:value-type="float">
            <text:p>968</text:p>
          </table:table-cell>
          <table:table-cell table:formula="of:=[.C159]-[.C158]" office:value-type="float" office:value="86" calcext:value-type="float">
            <text:p>86</text:p>
          </table:table-cell>
          <table:table-cell table:formula="of:=[.D159]-[.D158]" office:value-type="float" office:value="5" calcext:value-type="float">
            <text:p>5</text:p>
          </table:table-cell>
          <table:table-cell table:formula="of:=([.D159]/[.C159])*100" office:value-type="float" office:value="5.34511319712866" calcext:value-type="float">
            <text:p>5.3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0-06-26" calcext:value-type="date">
            <text:p>2020-06-26</text:p>
          </table:table-cell>
          <table:table-cell office:value-type="float" office:value="18197" calcext:value-type="float">
            <text:p>18197</text:p>
          </table:table-cell>
          <table:table-cell office:value-type="float" office:value="969" calcext:value-type="float">
            <text:p>969</text:p>
          </table:table-cell>
          <table:table-cell table:formula="of:=[.C160]-[.C159]" office:value-type="float" office:value="87" calcext:value-type="float">
            <text:p>87</text:p>
          </table:table-cell>
          <table:table-cell table:formula="of:=[.D160]-[.D159]" office:value-type="float" office:value="1" calcext:value-type="float">
            <text:p>1</text:p>
          </table:table-cell>
          <table:table-cell table:formula="of:=([.D160]/[.C160])*100" office:value-type="float" office:value="5.32505358026048" calcext:value-type="float">
            <text:p>5.33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0-06-27" calcext:value-type="date">
            <text:p>2020-06-27</text:p>
          </table:table-cell>
          <table:table-cell office:value-type="float" office:value="18297" calcext:value-type="float">
            <text:p>18297</text:p>
          </table:table-cell>
          <table:table-cell office:value-type="float" office:value="971" calcext:value-type="float">
            <text:p>971</text:p>
          </table:table-cell>
          <table:table-cell table:formula="of:=[.C161]-[.C160]" office:value-type="float" office:value="100" calcext:value-type="float">
            <text:p>100</text:p>
          </table:table-cell>
          <table:table-cell table:formula="of:=[.D161]-[.D160]" office:value-type="float" office:value="2" calcext:value-type="float">
            <text:p>2</text:p>
          </table:table-cell>
          <table:table-cell table:formula="of:=([.D161]/[.C161])*100" office:value-type="float" office:value="5.30688090943871" calcext:value-type="float">
            <text:p>5.31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0-06-28" calcext:value-type="date">
            <text:p>2020-06-28</text:p>
          </table:table-cell>
          <table:table-cell office:value-type="float" office:value="18390" calcext:value-type="float">
            <text:p>18390</text:p>
          </table:table-cell>
          <table:table-cell office:value-type="float" office:value="971" calcext:value-type="float">
            <text:p>971</text:p>
          </table:table-cell>
          <table:table-cell table:formula="of:=[.C162]-[.C161]" office:value-type="float" office:value="93" calcext:value-type="float">
            <text:p>93</text:p>
          </table:table-cell>
          <table:table-cell table:formula="of:=[.D162]-[.D161]" office:value-type="float" office:value="0" calcext:value-type="float">
            <text:p>0</text:p>
          </table:table-cell>
          <table:table-cell table:formula="of:=([.D162]/[.C162])*100" office:value-type="float" office:value="5.28004350190321" calcext:value-type="float">
            <text:p>5.28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0-06-29" calcext:value-type="date">
            <text:p>2020-06-29</text:p>
          </table:table-cell>
          <table:table-cell office:value-type="float" office:value="18476" calcext:value-type="float">
            <text:p>18476</text:p>
          </table:table-cell>
          <table:table-cell office:value-type="float" office:value="972" calcext:value-type="float">
            <text:p>972</text:p>
          </table:table-cell>
          <table:table-cell table:formula="of:=[.C163]-[.C162]" office:value-type="float" office:value="86" calcext:value-type="float">
            <text:p>86</text:p>
          </table:table-cell>
          <table:table-cell table:formula="of:=[.D163]-[.D162]" office:value-type="float" office:value="1" calcext:value-type="float">
            <text:p>1</text:p>
          </table:table-cell>
          <table:table-cell table:formula="of:=([.D163]/[.C163])*100" office:value-type="float" office:value="5.2608789781338" calcext:value-type="float">
            <text:p>5.2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8593" calcext:value-type="float">
            <text:p>18593</text:p>
          </table:table-cell>
          <table:table-cell office:value-type="float" office:value="972" calcext:value-type="float">
            <text:p>972</text:p>
          </table:table-cell>
          <table:table-cell table:formula="of:=[.C164]-[.C163]" office:value-type="float" office:value="117" calcext:value-type="float">
            <text:p>117</text:p>
          </table:table-cell>
          <table:table-cell table:formula="of:=[.D164]-[.D163]" office:value-type="float" office:value="0" calcext:value-type="float">
            <text:p>0</text:p>
          </table:table-cell>
          <table:table-cell table:formula="of:=([.D164]/[.C164])*100" office:value-type="float" office:value="5.22777389340074" calcext:value-type="float">
            <text:p>5.23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8723" calcext:value-type="float">
            <text:p>18723</text:p>
          </table:table-cell>
          <table:table-cell office:value-type="float" office:value="974" calcext:value-type="float">
            <text:p>974</text:p>
          </table:table-cell>
          <table:table-cell table:formula="of:=[.C165]-[.C164]" office:value-type="float" office:value="130" calcext:value-type="float">
            <text:p>130</text:p>
          </table:table-cell>
          <table:table-cell table:formula="of:=[.D165]-[.D164]" office:value-type="float" office:value="2" calcext:value-type="float">
            <text:p>2</text:p>
          </table:table-cell>
          <table:table-cell table:formula="of:=([.D165]/[.C165])*100" office:value-type="float" office:value="5.20215777386103" calcext:value-type="float">
            <text:p>5.20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18874" calcext:value-type="float">
            <text:p>18874</text:p>
          </table:table-cell>
          <table:table-cell office:value-type="float" office:value="975" calcext:value-type="float">
            <text:p>975</text:p>
          </table:table-cell>
          <table:table-cell table:formula="of:=[.C166]-[.C165]" office:value-type="float" office:value="151" calcext:value-type="float">
            <text:p>151</text:p>
          </table:table-cell>
          <table:table-cell table:formula="of:=[.D166]-[.D165]" office:value-type="float" office:value="1" calcext:value-type="float">
            <text:p>1</text:p>
          </table:table-cell>
          <table:table-cell table:formula="of:=([.D166]/[.C166])*100" office:value-type="float" office:value="5.1658366006146" calcext:value-type="float">
            <text:p>5.17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0-07-03" calcext:value-type="date">
            <text:p>2020-07-03</text:p>
          </table:table-cell>
          <table:table-cell office:value-type="float" office:value="19068" calcext:value-type="float">
            <text:p>19068</text:p>
          </table:table-cell>
          <table:table-cell office:value-type="float" office:value="976" calcext:value-type="float">
            <text:p>976</text:p>
          </table:table-cell>
          <table:table-cell table:formula="of:=[.C167]-[.C166]" office:value-type="float" office:value="194" calcext:value-type="float">
            <text:p>194</text:p>
          </table:table-cell>
          <table:table-cell table:formula="of:=[.D167]-[.D166]" office:value-type="float" office:value="1" calcext:value-type="float">
            <text:p>1</text:p>
          </table:table-cell>
          <table:table-cell table:formula="of:=([.D167]/[.C167])*100" office:value-type="float" office:value="5.11852318019719" calcext:value-type="float">
            <text:p>5.1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0-07-04" calcext:value-type="date">
            <text:p>2020-07-04</text:p>
          </table:table-cell>
          <table:table-cell office:value-type="float" office:value="19282" calcext:value-type="float">
            <text:p>19282</text:p>
          </table:table-cell>
          <table:table-cell office:value-type="float" office:value="977" calcext:value-type="float">
            <text:p>977</text:p>
          </table:table-cell>
          <table:table-cell table:formula="of:=[.C168]-[.C167]" office:value-type="float" office:value="214" calcext:value-type="float">
            <text:p>214</text:p>
          </table:table-cell>
          <table:table-cell table:formula="of:=[.D168]-[.D167]" office:value-type="float" office:value="1" calcext:value-type="float">
            <text:p>1</text:p>
          </table:table-cell>
          <table:table-cell table:formula="of:=([.D168]/[.C168])*100" office:value-type="float" office:value="5.06690177367493" calcext:value-type="float">
            <text:p>5.07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0-07-05" calcext:value-type="date">
            <text:p>2020-07-05</text:p>
          </table:table-cell>
          <table:table-cell office:value-type="float" office:value="19522" calcext:value-type="float">
            <text:p>19522</text:p>
          </table:table-cell>
          <table:table-cell office:value-type="float" office:value="977" calcext:value-type="float">
            <text:p>977</text:p>
          </table:table-cell>
          <table:table-cell table:formula="of:=[.C169]-[.C168]" office:value-type="float" office:value="240" calcext:value-type="float">
            <text:p>240</text:p>
          </table:table-cell>
          <table:table-cell table:formula="of:=[.D169]-[.D168]" office:value-type="float" office:value="0" calcext:value-type="float">
            <text:p>0</text:p>
          </table:table-cell>
          <table:table-cell table:formula="of:=([.D169]/[.C169])*100" office:value-type="float" office:value="5.00461018338285" calcext:value-type="float">
            <text:p>5.00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0-07-06" calcext:value-type="date">
            <text:p>2020-07-06</text:p>
          </table:table-cell>
          <table:table-cell office:value-type="float" office:value="19775" calcext:value-type="float">
            <text:p>19775</text:p>
          </table:table-cell>
          <table:table-cell office:value-type="float" office:value="977" calcext:value-type="float">
            <text:p>977</text:p>
          </table:table-cell>
          <table:table-cell table:formula="of:=[.C170]-[.C169]" office:value-type="float" office:value="253" calcext:value-type="float">
            <text:p>253</text:p>
          </table:table-cell>
          <table:table-cell table:formula="of:=[.D170]-[.D169]" office:value-type="float" office:value="0" calcext:value-type="float">
            <text:p>0</text:p>
          </table:table-cell>
          <table:table-cell table:formula="of:=([.D170]/[.C170])*100" office:value-type="float" office:value="4.94058154235145" calcext:value-type="float">
            <text:p>4.9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19981" calcext:value-type="float">
            <text:p>19981</text:p>
          </table:table-cell>
          <table:table-cell office:value-type="float" office:value="978" calcext:value-type="float">
            <text:p>978</text:p>
          </table:table-cell>
          <table:table-cell table:formula="of:=[.C171]-[.C170]" office:value-type="float" office:value="206" calcext:value-type="float">
            <text:p>206</text:p>
          </table:table-cell>
          <table:table-cell table:formula="of:=[.D171]-[.D170]" office:value-type="float" office:value="1" calcext:value-type="float">
            <text:p>1</text:p>
          </table:table-cell>
          <table:table-cell table:formula="of:=([.D171]/[.C171])*100" office:value-type="float" office:value="4.89464991742155" calcext:value-type="float">
            <text:p>4.89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0-07-08" calcext:value-type="date">
            <text:p>2020-07-08</text:p>
          </table:table-cell>
          <table:table-cell office:value-type="float" office:value="20174" calcext:value-type="float">
            <text:p>20174</text:p>
          </table:table-cell>
          <table:table-cell office:value-type="float" office:value="980" calcext:value-type="float">
            <text:p>980</text:p>
          </table:table-cell>
          <table:table-cell table:formula="of:=[.C172]-[.C171]" office:value-type="float" office:value="193" calcext:value-type="float">
            <text:p>193</text:p>
          </table:table-cell>
          <table:table-cell table:formula="of:=[.D172]-[.D171]" office:value-type="float" office:value="2" calcext:value-type="float">
            <text:p>2</text:p>
          </table:table-cell>
          <table:table-cell table:formula="of:=([.D172]/[.C172])*100" office:value-type="float" office:value="4.85773768216516" calcext:value-type="float">
            <text:p>4.8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0-07-09" calcext:value-type="date">
            <text:p>2020-07-09</text:p>
          </table:table-cell>
          <table:table-cell office:value-type="float" office:value="20371" calcext:value-type="float">
            <text:p>20371</text:p>
          </table:table-cell>
          <table:table-cell office:value-type="float" office:value="981" calcext:value-type="float">
            <text:p>981</text:p>
          </table:table-cell>
          <table:table-cell table:formula="of:=[.C173]-[.C172]" office:value-type="float" office:value="197" calcext:value-type="float">
            <text:p>197</text:p>
          </table:table-cell>
          <table:table-cell table:formula="of:=[.D173]-[.D172]" office:value-type="float" office:value="1" calcext:value-type="float">
            <text:p>1</text:p>
          </table:table-cell>
          <table:table-cell table:formula="of:=([.D173]/[.C173])*100" office:value-type="float" office:value="4.81566933385695" calcext:value-type="float">
            <text:p>4.8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0-07-10" calcext:value-type="date">
            <text:p>2020-07-10</text:p>
          </table:table-cell>
          <table:table-cell office:value-type="float" office:value="20719" calcext:value-type="float">
            <text:p>20719</text:p>
          </table:table-cell>
          <table:table-cell office:value-type="float" office:value="982" calcext:value-type="float">
            <text:p>982</text:p>
          </table:table-cell>
          <table:table-cell table:formula="of:=[.C174]-[.C173]" office:value-type="float" office:value="348" calcext:value-type="float">
            <text:p>348</text:p>
          </table:table-cell>
          <table:table-cell table:formula="of:=[.D174]-[.D173]" office:value-type="float" office:value="1" calcext:value-type="float">
            <text:p>1</text:p>
          </table:table-cell>
          <table:table-cell table:formula="of:=([.D174]/[.C174])*100" office:value-type="float" office:value="4.73961098508615" calcext:value-type="float">
            <text:p>4.7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0-07-11" calcext:value-type="date">
            <text:p>2020-07-11</text:p>
          </table:table-cell>
          <table:table-cell office:value-type="float" office:value="21129" calcext:value-type="float">
            <text:p>21129</text:p>
          </table:table-cell>
          <table:table-cell office:value-type="float" office:value="982" calcext:value-type="float">
            <text:p>982</text:p>
          </table:table-cell>
          <table:table-cell table:formula="of:=[.C175]-[.C174]" office:value-type="float" office:value="410" calcext:value-type="float">
            <text:p>410</text:p>
          </table:table-cell>
          <table:table-cell table:formula="of:=[.D175]-[.D174]" office:value-type="float" office:value="0" calcext:value-type="float">
            <text:p>0</text:p>
          </table:table-cell>
          <table:table-cell table:formula="of:=([.D175]/[.C175])*100" office:value-type="float" office:value="4.64764068342089" calcext:value-type="float">
            <text:p>4.6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0-07-12" calcext:value-type="date">
            <text:p>2020-07-12</text:p>
          </table:table-cell>
          <table:table-cell office:value-type="float" office:value="21502" calcext:value-type="float">
            <text:p>21502</text:p>
          </table:table-cell>
          <table:table-cell office:value-type="float" office:value="982" calcext:value-type="float">
            <text:p>982</text:p>
          </table:table-cell>
          <table:table-cell table:formula="of:=[.C176]-[.C175]" office:value-type="float" office:value="373" calcext:value-type="float">
            <text:p>373</text:p>
          </table:table-cell>
          <table:table-cell table:formula="of:=[.D176]-[.D175]" office:value-type="float" office:value="0" calcext:value-type="float">
            <text:p>0</text:p>
          </table:table-cell>
          <table:table-cell table:formula="of:=([.D176]/[.C176])*100" office:value-type="float" office:value="4.5670170216724" calcext:value-type="float">
            <text:p>4.57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21868" calcext:value-type="float">
            <text:p>21868</text:p>
          </table:table-cell>
          <table:table-cell office:value-type="float" office:value="982" calcext:value-type="float">
            <text:p>982</text:p>
          </table:table-cell>
          <table:table-cell table:formula="of:=[.C177]-[.C176]" office:value-type="float" office:value="366" calcext:value-type="float">
            <text:p>366</text:p>
          </table:table-cell>
          <table:table-cell table:formula="of:=[.D177]-[.D176]" office:value-type="float" office:value="0" calcext:value-type="float">
            <text:p>0</text:p>
          </table:table-cell>
          <table:table-cell table:formula="of:=([.D177]/[.C177])*100" office:value-type="float" office:value="4.49057984269252" calcext:value-type="float">
            <text:p>4.49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0-07-14" calcext:value-type="date">
            <text:p>2020-07-14</text:p>
          </table:table-cell>
          <table:table-cell office:value-type="float" office:value="22220" calcext:value-type="float">
            <text:p>22220</text:p>
          </table:table-cell>
          <table:table-cell office:value-type="float" office:value="982" calcext:value-type="float">
            <text:p>982</text:p>
          </table:table-cell>
          <table:table-cell table:formula="of:=[.C178]-[.C177]" office:value-type="float" office:value="352" calcext:value-type="float">
            <text:p>352</text:p>
          </table:table-cell>
          <table:table-cell table:formula="of:=[.D178]-[.D177]" office:value-type="float" office:value="0" calcext:value-type="float">
            <text:p>0</text:p>
          </table:table-cell>
          <table:table-cell table:formula="of:=([.D178]/[.C178])*100" office:value-type="float" office:value="4.41944194419442" calcext:value-type="float">
            <text:p>4.4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0-07-15" calcext:value-type="date">
            <text:p>2020-07-15</text:p>
          </table:table-cell>
          <table:table-cell office:value-type="float" office:value="22508" calcext:value-type="float">
            <text:p>22508</text:p>
          </table:table-cell>
          <table:table-cell office:value-type="float" office:value="984" calcext:value-type="float">
            <text:p>984</text:p>
          </table:table-cell>
          <table:table-cell table:formula="of:=[.C179]-[.C178]" office:value-type="float" office:value="288" calcext:value-type="float">
            <text:p>288</text:p>
          </table:table-cell>
          <table:table-cell table:formula="of:=[.D179]-[.D178]" office:value-type="float" office:value="2" calcext:value-type="float">
            <text:p>2</text:p>
          </table:table-cell>
          <table:table-cell table:formula="of:=([.D179]/[.C179])*100" office:value-type="float" office:value="4.37177892304958" calcext:value-type="float">
            <text:p>4.37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0-07-16" calcext:value-type="date">
            <text:p>2020-07-16</text:p>
          </table:table-cell>
          <table:table-cell office:value-type="float" office:value="22890" calcext:value-type="float">
            <text:p>22890</text:p>
          </table:table-cell>
          <table:table-cell office:value-type="float" office:value="985" calcext:value-type="float">
            <text:p>985</text:p>
          </table:table-cell>
          <table:table-cell table:formula="of:=[.C180]-[.C179]" office:value-type="float" office:value="382" calcext:value-type="float">
            <text:p>382</text:p>
          </table:table-cell>
          <table:table-cell table:formula="of:=[.D180]-[.D179]" office:value-type="float" office:value="1" calcext:value-type="float">
            <text:p>1</text:p>
          </table:table-cell>
          <table:table-cell table:formula="of:=([.D180]/[.C180])*100" office:value-type="float" office:value="4.30318916557449" calcext:value-type="float">
            <text:p>4.30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23473" calcext:value-type="float">
            <text:p>23473</text:p>
          </table:table-cell>
          <table:table-cell office:value-type="float" office:value="985" calcext:value-type="float">
            <text:p>985</text:p>
          </table:table-cell>
          <table:table-cell table:formula="of:=[.C181]-[.C180]" office:value-type="float" office:value="583" calcext:value-type="float">
            <text:p>583</text:p>
          </table:table-cell>
          <table:table-cell table:formula="of:=[.D181]-[.D180]" office:value-type="float" office:value="0" calcext:value-type="float">
            <text:p>0</text:p>
          </table:table-cell>
          <table:table-cell table:formula="of:=([.D181]/[.C181])*100" office:value-type="float" office:value="4.19631065479487" calcext:value-type="float">
            <text:p>4.20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0-07-18" calcext:value-type="date">
            <text:p>2020-07-18</text:p>
          </table:table-cell>
          <table:table-cell office:value-type="float" office:value="24132" calcext:value-type="float">
            <text:p>24132</text:p>
          </table:table-cell>
          <table:table-cell office:value-type="float" office:value="985" calcext:value-type="float">
            <text:p>985</text:p>
          </table:table-cell>
          <table:table-cell table:formula="of:=[.C182]-[.C181]" office:value-type="float" office:value="659" calcext:value-type="float">
            <text:p>659</text:p>
          </table:table-cell>
          <table:table-cell table:formula="of:=[.D182]-[.D181]" office:value-type="float" office:value="0" calcext:value-type="float">
            <text:p>0</text:p>
          </table:table-cell>
          <table:table-cell table:formula="of:=([.D182]/[.C182])*100" office:value-type="float" office:value="4.08171722194596" calcext:value-type="float">
            <text:p>4.08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0-07-19" calcext:value-type="date">
            <text:p>2020-07-19</text:p>
          </table:table-cell>
          <table:table-cell office:value-type="float" office:value="24642" calcext:value-type="float">
            <text:p>24642</text:p>
          </table:table-cell>
          <table:table-cell office:value-type="float" office:value="985" calcext:value-type="float">
            <text:p>985</text:p>
          </table:table-cell>
          <table:table-cell table:formula="of:=[.C183]-[.C182]" office:value-type="float" office:value="510" calcext:value-type="float">
            <text:p>510</text:p>
          </table:table-cell>
          <table:table-cell table:formula="of:=[.D183]-[.D182]" office:value-type="float" office:value="0" calcext:value-type="float">
            <text:p>0</text:p>
          </table:table-cell>
          <table:table-cell table:formula="of:=([.D183]/[.C183])*100" office:value-type="float" office:value="3.99724048372697" calcext:value-type="float">
            <text:p>4.00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0-07-20" calcext:value-type="date">
            <text:p>2020-07-20</text:p>
          </table:table-cell>
          <table:table-cell office:value-type="float" office:value="25096" calcext:value-type="float">
            <text:p>25096</text:p>
          </table:table-cell>
          <table:table-cell office:value-type="float" office:value="985" calcext:value-type="float">
            <text:p>985</text:p>
          </table:table-cell>
          <table:table-cell table:formula="of:=[.C184]-[.C183]" office:value-type="float" office:value="454" calcext:value-type="float">
            <text:p>454</text:p>
          </table:table-cell>
          <table:table-cell table:formula="of:=[.D184]-[.D183]" office:value-type="float" office:value="0" calcext:value-type="float">
            <text:p>0</text:p>
          </table:table-cell>
          <table:table-cell table:formula="of:=([.D184]/[.C184])*100" office:value-type="float" office:value="3.92492827542238" calcext:value-type="float">
            <text:p>3.9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25736" calcext:value-type="float">
            <text:p>25736</text:p>
          </table:table-cell>
          <table:table-cell office:value-type="float" office:value="988" calcext:value-type="float">
            <text:p>988</text:p>
          </table:table-cell>
          <table:table-cell table:formula="of:=[.C185]-[.C184]" office:value-type="float" office:value="640" calcext:value-type="float">
            <text:p>640</text:p>
          </table:table-cell>
          <table:table-cell table:formula="of:=[.D185]-[.D184]" office:value-type="float" office:value="3" calcext:value-type="float">
            <text:p>3</text:p>
          </table:table-cell>
          <table:table-cell table:formula="of:=([.D185]/[.C185])*100" office:value-type="float" office:value="3.83898041653715" calcext:value-type="float">
            <text:p>3.8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0-07-22" calcext:value-type="date">
            <text:p>2020-07-22</text:p>
          </table:table-cell>
          <table:table-cell office:value-type="float" office:value="26303" calcext:value-type="float">
            <text:p>26303</text:p>
          </table:table-cell>
          <table:table-cell office:value-type="float" office:value="989" calcext:value-type="float">
            <text:p>989</text:p>
          </table:table-cell>
          <table:table-cell table:formula="of:=[.C186]-[.C185]" office:value-type="float" office:value="567" calcext:value-type="float">
            <text:p>567</text:p>
          </table:table-cell>
          <table:table-cell table:formula="of:=[.D186]-[.D185]" office:value-type="float" office:value="1" calcext:value-type="float">
            <text:p>1</text:p>
          </table:table-cell>
          <table:table-cell table:formula="of:=([.D186]/[.C186])*100" office:value-type="float" office:value="3.76002737330343" calcext:value-type="float">
            <text:p>3.7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27029" calcext:value-type="float">
            <text:p>27029</text:p>
          </table:table-cell>
          <table:table-cell office:value-type="float" office:value="990" calcext:value-type="float">
            <text:p>990</text:p>
          </table:table-cell>
          <table:table-cell table:formula="of:=[.C187]-[.C186]" office:value-type="float" office:value="726" calcext:value-type="float">
            <text:p>726</text:p>
          </table:table-cell>
          <table:table-cell table:formula="of:=[.D187]-[.D186]" office:value-type="float" office:value="1" calcext:value-type="float">
            <text:p>1</text:p>
          </table:table-cell>
          <table:table-cell table:formula="of:=([.D187]/[.C187])*100" office:value-type="float" office:value="3.6627326205187" calcext:value-type="float">
            <text:p>3.6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27956" calcext:value-type="float">
            <text:p>27956</text:p>
          </table:table-cell>
          <table:table-cell office:value-type="float" office:value="992" calcext:value-type="float">
            <text:p>992</text:p>
          </table:table-cell>
          <table:table-cell table:formula="of:=[.C188]-[.C187]" office:value-type="float" office:value="927" calcext:value-type="float">
            <text:p>927</text:p>
          </table:table-cell>
          <table:table-cell table:formula="of:=[.D188]-[.D187]" office:value-type="float" office:value="2" calcext:value-type="float">
            <text:p>2</text:p>
          </table:table-cell>
          <table:table-cell table:formula="of:=([.D188]/[.C188])*100" office:value-type="float" office:value="3.54843325225354" calcext:value-type="float">
            <text:p>3.5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0-07-25" calcext:value-type="date">
            <text:p>2020-07-25</text:p>
          </table:table-cell>
          <table:table-cell office:value-type="float" office:value="28786" calcext:value-type="float">
            <text:p>28786</text:p>
          </table:table-cell>
          <table:table-cell office:value-type="float" office:value="993" calcext:value-type="float">
            <text:p>993</text:p>
          </table:table-cell>
          <table:table-cell table:formula="of:=[.C189]-[.C188]" office:value-type="float" office:value="830" calcext:value-type="float">
            <text:p>830</text:p>
          </table:table-cell>
          <table:table-cell table:formula="of:=[.D189]-[.D188]" office:value-type="float" office:value="1" calcext:value-type="float">
            <text:p>1</text:p>
          </table:table-cell>
          <table:table-cell table:formula="of:=([.D189]/[.C189])*100" office:value-type="float" office:value="3.44959355242132" calcext:value-type="float">
            <text:p>3.4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0-07-26" calcext:value-type="date">
            <text:p>2020-07-26</text:p>
          </table:table-cell>
          <table:table-cell office:value-type="float" office:value="29382" calcext:value-type="float">
            <text:p>29382</text:p>
          </table:table-cell>
          <table:table-cell office:value-type="float" office:value="996" calcext:value-type="float">
            <text:p>996</text:p>
          </table:table-cell>
          <table:table-cell table:formula="of:=[.C190]-[.C189]" office:value-type="float" office:value="596" calcext:value-type="float">
            <text:p>596</text:p>
          </table:table-cell>
          <table:table-cell table:formula="of:=[.D190]-[.D189]" office:value-type="float" office:value="3" calcext:value-type="float">
            <text:p>3</text:p>
          </table:table-cell>
          <table:table-cell table:formula="of:=([.D190]/[.C190])*100" office:value-type="float" office:value="3.38983050847458" calcext:value-type="float">
            <text:p>3.39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29989" calcext:value-type="float">
            <text:p>29989</text:p>
          </table:table-cell>
          <table:table-cell office:value-type="float" office:value="996" calcext:value-type="float">
            <text:p>996</text:p>
          </table:table-cell>
          <table:table-cell table:formula="of:=[.C191]-[.C190]" office:value-type="float" office:value="607" calcext:value-type="float">
            <text:p>607</text:p>
          </table:table-cell>
          <table:table-cell table:formula="of:=[.D191]-[.D190]" office:value-type="float" office:value="0" calcext:value-type="float">
            <text:p>0</text:p>
          </table:table-cell>
          <table:table-cell table:formula="of:=([.D191]/[.C191])*100" office:value-type="float" office:value="3.32121777985261" calcext:value-type="float">
            <text:p>3.3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0-07-28" calcext:value-type="date">
            <text:p>2020-07-28</text:p>
          </table:table-cell>
          <table:table-cell office:value-type="float" office:value="30961" calcext:value-type="float">
            <text:p>30961</text:p>
          </table:table-cell>
          <table:table-cell office:value-type="float" office:value="998" calcext:value-type="float">
            <text:p>998</text:p>
          </table:table-cell>
          <table:table-cell table:formula="of:=[.C192]-[.C191]" office:value-type="float" office:value="972" calcext:value-type="float">
            <text:p>972</text:p>
          </table:table-cell>
          <table:table-cell table:formula="of:=[.D192]-[.D191]" office:value-type="float" office:value="2" calcext:value-type="float">
            <text:p>2</text:p>
          </table:table-cell>
          <table:table-cell table:formula="of:=([.D192]/[.C192])*100" office:value-type="float" office:value="3.22341009657311" calcext:value-type="float">
            <text:p>3.2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0-07-29" calcext:value-type="date">
            <text:p>2020-07-29</text:p>
          </table:table-cell>
          <table:table-cell office:value-type="float" office:value="31901" calcext:value-type="float">
            <text:p>31901</text:p>
          </table:table-cell>
          <table:table-cell office:value-type="float" office:value="1001" calcext:value-type="float">
            <text:p>1001</text:p>
          </table:table-cell>
          <table:table-cell table:formula="of:=[.C193]-[.C192]" office:value-type="float" office:value="940" calcext:value-type="float">
            <text:p>940</text:p>
          </table:table-cell>
          <table:table-cell table:formula="of:=[.D193]-[.D192]" office:value-type="float" office:value="3" calcext:value-type="float">
            <text:p>3</text:p>
          </table:table-cell>
          <table:table-cell table:formula="of:=([.D193]/[.C193])*100" office:value-type="float" office:value="3.13783266982226" calcext:value-type="float">
            <text:p>3.1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0-07-30" calcext:value-type="date">
            <text:p>2020-07-30</text:p>
          </table:table-cell>
          <table:table-cell office:value-type="float" office:value="33049" calcext:value-type="float">
            <text:p>33049</text:p>
          </table:table-cell>
          <table:table-cell office:value-type="float" office:value="1004" calcext:value-type="float">
            <text:p>1004</text:p>
          </table:table-cell>
          <table:table-cell table:formula="of:=[.C194]-[.C193]" office:value-type="float" office:value="1148" calcext:value-type="float">
            <text:p>1148</text:p>
          </table:table-cell>
          <table:table-cell table:formula="of:=[.D194]-[.D193]" office:value-type="float" office:value="3" calcext:value-type="float">
            <text:p>3</text:p>
          </table:table-cell>
          <table:table-cell table:formula="of:=([.D194]/[.C194])*100" office:value-type="float" office:value="3.0379134013132" calcext:value-type="float">
            <text:p>3.04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34372" calcext:value-type="float">
            <text:p>34372</text:p>
          </table:table-cell>
          <table:table-cell office:value-type="float" office:value="1006" calcext:value-type="float">
            <text:p>1006</text:p>
          </table:table-cell>
          <table:table-cell table:formula="of:=[.C195]-[.C194]" office:value-type="float" office:value="1323" calcext:value-type="float">
            <text:p>1323</text:p>
          </table:table-cell>
          <table:table-cell table:formula="of:=[.D195]-[.D194]" office:value-type="float" office:value="2" calcext:value-type="float">
            <text:p>2</text:p>
          </table:table-cell>
          <table:table-cell table:formula="of:=([.D195]/[.C195])*100" office:value-type="float" office:value="2.92680088444082" calcext:value-type="float">
            <text:p>2.93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35836" calcext:value-type="float">
            <text:p>35836</text:p>
          </table:table-cell>
          <table:table-cell office:value-type="float" office:value="1011" calcext:value-type="float">
            <text:p>1011</text:p>
          </table:table-cell>
          <table:table-cell table:formula="of:=[.C196]-[.C195]" office:value-type="float" office:value="1464" calcext:value-type="float">
            <text:p>1464</text:p>
          </table:table-cell>
          <table:table-cell table:formula="of:=[.D196]-[.D195]" office:value-type="float" office:value="5" calcext:value-type="float">
            <text:p>5</text:p>
          </table:table-cell>
          <table:table-cell table:formula="of:=([.D196]/[.C196])*100" office:value-type="float" office:value="2.82118540015627" calcext:value-type="float">
            <text:p>2.8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0-08-02" calcext:value-type="date">
            <text:p>2020-08-02</text:p>
          </table:table-cell>
          <table:table-cell office:value-type="float" office:value="36689" calcext:value-type="float">
            <text:p>36689</text:p>
          </table:table-cell>
          <table:table-cell office:value-type="float" office:value="1011" calcext:value-type="float">
            <text:p>1011</text:p>
          </table:table-cell>
          <table:table-cell table:formula="of:=[.C197]-[.C196]" office:value-type="float" office:value="853" calcext:value-type="float">
            <text:p>853</text:p>
          </table:table-cell>
          <table:table-cell table:formula="of:=[.D197]-[.D196]" office:value-type="float" office:value="0" calcext:value-type="float">
            <text:p>0</text:p>
          </table:table-cell>
          <table:table-cell table:formula="of:=([.D197]/[.C197])*100" office:value-type="float" office:value="2.75559431982338" calcext:value-type="float">
            <text:p>2.7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0-08-03" calcext:value-type="date">
            <text:p>2020-08-03</text:p>
          </table:table-cell>
          <table:table-cell office:value-type="float" office:value="38687" calcext:value-type="float">
            <text:p>38687</text:p>
          </table:table-cell>
          <table:table-cell office:value-type="float" office:value="1012" calcext:value-type="float">
            <text:p>1012</text:p>
          </table:table-cell>
          <table:table-cell table:formula="of:=[.C198]-[.C197]" office:value-type="float" office:value="1998" calcext:value-type="float">
            <text:p>1998</text:p>
          </table:table-cell>
          <table:table-cell table:formula="of:=[.D198]-[.D197]" office:value-type="float" office:value="1" calcext:value-type="float">
            <text:p>1</text:p>
          </table:table-cell>
          <table:table-cell table:formula="of:=([.D198]/[.C198])*100" office:value-type="float" office:value="2.6158657947114" calcext:value-type="float">
            <text:p>2.6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0-08-04" calcext:value-type="date">
            <text:p>2020-08-04</text:p>
          </table:table-cell>
          <table:table-cell office:value-type="float" office:value="39858" calcext:value-type="float">
            <text:p>39858</text:p>
          </table:table-cell>
          <table:table-cell office:value-type="float" office:value="1016" calcext:value-type="float">
            <text:p>1016</text:p>
          </table:table-cell>
          <table:table-cell table:formula="of:=[.C199]-[.C198]" office:value-type="float" office:value="1171" calcext:value-type="float">
            <text:p>1171</text:p>
          </table:table-cell>
          <table:table-cell table:formula="of:=[.D199]-[.D198]" office:value-type="float" office:value="4" calcext:value-type="float">
            <text:p>4</text:p>
          </table:table-cell>
          <table:table-cell table:formula="of:=([.D199]/[.C199])*100" office:value-type="float" office:value="2.54904912439159" calcext:value-type="float">
            <text:p>2.5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0-08-05" calcext:value-type="date">
            <text:p>2020-08-05</text:p>
          </table:table-cell>
          <table:table-cell office:value-type="float" office:value="41129" calcext:value-type="float">
            <text:p>41129</text:p>
          </table:table-cell>
          <table:table-cell office:value-type="float" office:value="1022" calcext:value-type="float">
            <text:p>1022</text:p>
          </table:table-cell>
          <table:table-cell table:formula="of:=[.C200]-[.C199]" office:value-type="float" office:value="1271" calcext:value-type="float">
            <text:p>1271</text:p>
          </table:table-cell>
          <table:table-cell table:formula="of:=[.D200]-[.D199]" office:value-type="float" office:value="6" calcext:value-type="float">
            <text:p>6</text:p>
          </table:table-cell>
          <table:table-cell table:formula="of:=([.D200]/[.C200])*100" office:value-type="float" office:value="2.48486469401152" calcext:value-type="float">
            <text:p>2.48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0-08-06" calcext:value-type="date">
            <text:p>2020-08-06</text:p>
          </table:table-cell>
          <table:table-cell office:value-type="float" office:value="42263" calcext:value-type="float">
            <text:p>42263</text:p>
          </table:table-cell>
          <table:table-cell office:value-type="float" office:value="1026" calcext:value-type="float">
            <text:p>1026</text:p>
          </table:table-cell>
          <table:table-cell table:formula="of:=[.C201]-[.C200]" office:value-type="float" office:value="1134" calcext:value-type="float">
            <text:p>1134</text:p>
          </table:table-cell>
          <table:table-cell table:formula="of:=[.D201]-[.D200]" office:value-type="float" office:value="4" calcext:value-type="float">
            <text:p>4</text:p>
          </table:table-cell>
          <table:table-cell table:formula="of:=([.D201]/[.C201])*100" office:value-type="float" office:value="2.42765539597284" calcext:value-type="float">
            <text:p>2.43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0-08-07" calcext:value-type="date">
            <text:p>2020-08-07</text:p>
          </table:table-cell>
          <table:table-cell office:value-type="float" office:value="43815" calcext:value-type="float">
            <text:p>43815</text:p>
          </table:table-cell>
          <table:table-cell office:value-type="float" office:value="1033" calcext:value-type="float">
            <text:p>1033</text:p>
          </table:table-cell>
          <table:table-cell table:formula="of:=[.C202]-[.C201]" office:value-type="float" office:value="1552" calcext:value-type="float">
            <text:p>1552</text:p>
          </table:table-cell>
          <table:table-cell table:formula="of:=[.D202]-[.D201]" office:value-type="float" office:value="7" calcext:value-type="float">
            <text:p>7</text:p>
          </table:table-cell>
          <table:table-cell table:formula="of:=([.D202]/[.C202])*100" office:value-type="float" office:value="2.357640077599" calcext:value-type="float">
            <text:p>2.36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20-08-08" calcext:value-type="date">
            <text:p>2020-08-08</text:p>
          </table:table-cell>
          <table:table-cell office:value-type="float" office:value="45439" calcext:value-type="float">
            <text:p>45439</text:p>
          </table:table-cell>
          <table:table-cell office:value-type="float" office:value="1039" calcext:value-type="float">
            <text:p>1039</text:p>
          </table:table-cell>
          <table:table-cell table:formula="of:=[.C203]-[.C202]" office:value-type="float" office:value="1624" calcext:value-type="float">
            <text:p>1624</text:p>
          </table:table-cell>
          <table:table-cell table:formula="of:=[.D203]-[.D202]" office:value-type="float" office:value="6" calcext:value-type="float">
            <text:p>6</text:p>
          </table:table-cell>
          <table:table-cell table:formula="of:=([.D203]/[.C203])*100" office:value-type="float" office:value="2.28658201104778" calcext:value-type="float">
            <text:p>2.29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20-08-09" calcext:value-type="date">
            <text:p>2020-08-09</text:p>
          </table:table-cell>
          <table:table-cell office:value-type="float" office:value="46782" calcext:value-type="float">
            <text:p>46782</text:p>
          </table:table-cell>
          <table:table-cell office:value-type="float" office:value="1040" calcext:value-type="float">
            <text:p>1040</text:p>
          </table:table-cell>
          <table:table-cell table:formula="of:=[.C204]-[.C203]" office:value-type="float" office:value="1343" calcext:value-type="float">
            <text:p>1343</text:p>
          </table:table-cell>
          <table:table-cell table:formula="of:=[.D204]-[.D203]" office:value-type="float" office:value="1" calcext:value-type="float">
            <text:p>1</text:p>
          </table:table-cell>
          <table:table-cell table:formula="of:=([.D204]/[.C204])*100" office:value-type="float" office:value="2.2230772519345" calcext:value-type="float">
            <text:p>2.22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47990" calcext:value-type="float">
            <text:p>47990</text:p>
          </table:table-cell>
          <table:table-cell office:value-type="float" office:value="1047" calcext:value-type="float">
            <text:p>1047</text:p>
          </table:table-cell>
          <table:table-cell table:formula="of:=[.C205]-[.C204]" office:value-type="float" office:value="1208" calcext:value-type="float">
            <text:p>1208</text:p>
          </table:table-cell>
          <table:table-cell table:formula="of:=[.D205]-[.D204]" office:value-type="float" office:value="7" calcext:value-type="float">
            <text:p>7</text:p>
          </table:table-cell>
          <table:table-cell table:formula="of:=([.D205]/[.C205])*100" office:value-type="float" office:value="2.18170452177537" calcext:value-type="float">
            <text:p>2.18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20-08-11" calcext:value-type="date">
            <text:p>2020-08-11</text:p>
          </table:table-cell>
          <table:table-cell office:value-type="float" office:value="48928" calcext:value-type="float">
            <text:p>48928</text:p>
          </table:table-cell>
          <table:table-cell office:value-type="float" office:value="1052" calcext:value-type="float">
            <text:p>1052</text:p>
          </table:table-cell>
          <table:table-cell table:formula="of:=[.C206]-[.C205]" office:value-type="float" office:value="938" calcext:value-type="float">
            <text:p>938</text:p>
          </table:table-cell>
          <table:table-cell table:formula="of:=[.D206]-[.D205]" office:value-type="float" office:value="5" calcext:value-type="float">
            <text:p>5</text:p>
          </table:table-cell>
          <table:table-cell table:formula="of:=([.D206]/[.C206])*100" office:value-type="float" office:value="2.15009810333551" calcext:value-type="float">
            <text:p>2.1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20-08-12" calcext:value-type="date">
            <text:p>2020-08-12</text:p>
          </table:table-cell>
          <table:table-cell office:value-type="float" office:value="50210" calcext:value-type="float">
            <text:p>50210</text:p>
          </table:table-cell>
          <table:table-cell office:value-type="float" office:value="1059" calcext:value-type="float">
            <text:p>1059</text:p>
          </table:table-cell>
          <table:table-cell table:formula="of:=[.C207]-[.C206]" office:value-type="float" office:value="1282" calcext:value-type="float">
            <text:p>1282</text:p>
          </table:table-cell>
          <table:table-cell table:formula="of:=[.D207]-[.D206]" office:value-type="float" office:value="7" calcext:value-type="float">
            <text:p>7</text:p>
          </table:table-cell>
          <table:table-cell table:formula="of:=([.D207]/[.C207])*100" office:value-type="float" office:value="2.10914160525792" calcext:value-type="float">
            <text:p>2.11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20-08-13" calcext:value-type="date">
            <text:p>2020-08-13</text:p>
          </table:table-cell>
          <table:table-cell office:value-type="float" office:value="51147" calcext:value-type="float">
            <text:p>51147</text:p>
          </table:table-cell>
          <table:table-cell office:value-type="float" office:value="1063" calcext:value-type="float">
            <text:p>1063</text:p>
          </table:table-cell>
          <table:table-cell table:formula="of:=[.C208]-[.C207]" office:value-type="float" office:value="937" calcext:value-type="float">
            <text:p>937</text:p>
          </table:table-cell>
          <table:table-cell table:formula="of:=[.D208]-[.D207]" office:value-type="float" office:value="4" calcext:value-type="float">
            <text:p>4</text:p>
          </table:table-cell>
          <table:table-cell table:formula="of:=([.D208]/[.C208])*100" office:value-type="float" office:value="2.07832326431658" calcext:value-type="float">
            <text:p>2.08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20-08-14" calcext:value-type="date">
            <text:p>2020-08-14</text:p>
          </table:table-cell>
          <table:table-cell office:value-type="float" office:value="52217" calcext:value-type="float">
            <text:p>52217</text:p>
          </table:table-cell>
          <table:table-cell office:value-type="float" office:value="1073" calcext:value-type="float">
            <text:p>1073</text:p>
          </table:table-cell>
          <table:table-cell table:formula="of:=[.C209]-[.C208]" office:value-type="float" office:value="1070" calcext:value-type="float">
            <text:p>1070</text:p>
          </table:table-cell>
          <table:table-cell table:formula="of:=[.D209]-[.D208]" office:value-type="float" office:value="10" calcext:value-type="float">
            <text:p>10</text:p>
          </table:table-cell>
          <table:table-cell table:formula="of:=([.D209]/[.C209])*100" office:value-type="float" office:value="2.0548863396978" calcext:value-type="float">
            <text:p>2.05</text:p>
          </table:table-cell>
          <table:table-cell table:number-columns-repeated="3"/>
          <table:table-cell table:style-name="ce9"/>
          <table:table-cell table:number-columns-repeated="5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20-08-15" calcext:value-type="date">
            <text:p>2020-08-15</text:p>
          </table:table-cell>
          <table:table-cell office:value-type="float" office:value="53557" calcext:value-type="float">
            <text:p>53557</text:p>
          </table:table-cell>
          <table:table-cell office:value-type="float" office:value="1085" calcext:value-type="float">
            <text:p>1085</text:p>
          </table:table-cell>
          <table:table-cell table:formula="of:=[.C210]-[.C209]" office:value-type="float" office:value="1340" calcext:value-type="float">
            <text:p>1340</text:p>
          </table:table-cell>
          <table:table-cell table:formula="of:=[.D210]-[.D209]" office:value-type="float" office:value="12" calcext:value-type="float">
            <text:p>12</text:p>
          </table:table-cell>
          <table:table-cell table:formula="of:=([.D210]/[.C210])*100" office:value-type="float" office:value="2.02587897006927" calcext:value-type="float">
            <text:p>2.03</text:p>
          </table:table-cell>
          <table:table-cell table:number-columns-repeated="5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20-08-16" calcext:value-type="date">
            <text:p>2020-08-16</text:p>
          </table:table-cell>
          <table:table-cell office:value-type="float" office:value="54714" calcext:value-type="float">
            <text:p>54714</text:p>
          </table:table-cell>
          <table:table-cell office:value-type="float" office:value="1088" calcext:value-type="float">
            <text:p>1088</text:p>
          </table:table-cell>
          <table:table-cell table:formula="of:=[.C211]-[.C210]" office:value-type="float" office:value="1157" calcext:value-type="float">
            <text:p>1157</text:p>
          </table:table-cell>
          <table:table-cell table:formula="of:=[.D211]-[.D210]" office:value-type="float" office:value="3" calcext:value-type="float">
            <text:p>3</text:p>
          </table:table-cell>
          <table:table-cell table:formula="of:=([.D211]/[.C211])*100" office:value-type="float" office:value="1.98852213327485" calcext:value-type="float">
            <text:p>1.99</text:p>
          </table:table-cell>
          <table:table-cell table:number-columns-repeated="57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00/00/00</text:date>, <text:time style:data-style-name="N2" text:time-value="09:22:02.63954302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8-22T09:59:29.932064915</dc:date>
    <meta:editing-duration>PT4H59M36S</meta:editing-duration>
    <meta:editing-cycles>32</meta:editing-cycles>
    <meta:generator>LibreOffice/7.0.0.3$Linux_X86_64 LibreOffice_project/8061b3e9204bef6b321a21033174034a5e2ea88e</meta:generator>
    <meta:document-statistic meta:table-count="1" meta:cell-count="1482" meta:object-count="0"/>
  </office:meta>
</office:document-meta>
</file>